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03ac97" officeooo:paragraph-rsid="0003ac97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weight="normal" officeooo:rsid="0003ac97" officeooo:paragraph-rsid="0003ac97" style:font-weight-asian="normal" style:font-weight-complex="normal"/>
    </style:style>
    <style:style style:name="T1" style:family="text">
      <style:text-properties officeooo:rsid="0004d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sse Evers</text:p>
      <text:p text:style-name="P2">Period 1</text:p>
      <text:p text:style-name="P2">Honors Algebra 2</text:p>
      <text:p text:style-name="P2">11/13/14</text:p>
      <text:p text:style-name="P1">Polynomial Project Reflection</text:p>
      <text:p text:style-name="P2"><text:tab/>I was in a group with Steven and Calvin. We made Polynomial Bingo. I made the questions and answers for the game. I also helped some with the making of the box. I found a way to type the math problems easily, which made the questions and answers nicer to read, and also allowed for <text:span text:style-name="T1">computer made </text:span>graphs <text:span text:style-name="T1">which look much nicer than hand-drawn ones.</text:span> <text:span text:style-name="T1">The process got a little messed up because I found out on short notice that I was not going to school on Friday (11/14/14), and I had parts of the project that were supposed to be turned in on Friday, so we had to improvise. In the future, I would make sure that all parts of the project were together in one place so that problems like the ones that occurred couldn't happ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4:31:48.026273114</meta:creation-date>
    <dc:date>2014-11-15T14:47:15.550992383</dc:date>
    <meta:editing-duration>PT15M2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149" meta:character-count="796" meta:non-whitespace-character-count="652"/>
  </office:meta>
</office:document-meta>
</file>